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1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gradient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style:font-name="Liberation Sans1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57cm" svg:height="2.057cm" svg:x="1.309cm" svg:y="2.952cm">
          <text:p text:style-name="P1"><text:span text:style-name="T1">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2" draw:text-style-name="P2" xml:id="id1" draw:id="id1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0" draw:style-name="gr2" draw:text-style-name="P2" xml:id="id3" draw:id="id3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" draw:style-name="gr2" draw:text-style-name="P2" xml:id="id5" draw:id="id5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2" draw:style-name="gr2" draw:text-style-name="P2" xml:id="id6" draw:id="id6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" draw:start-glue-point="0" draw:end-shape="id2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2" draw:start-glue-point="10" draw:end-shape="id3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3" draw:start-glue-point="1" draw:end-shape="id4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4" draw:start-glue-point="10" draw:end-shape="id5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4" draw:start-glue-point="8" draw:end-shape="id6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3" draw:start-glue-point="2" draw:end-shape="id6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5" draw:start-glue-point="2" draw:end-shape="id6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1" draw:text-style-name="P4" draw:layer="layout" svg:width="2.101cm" svg:height="0.725cm" svg:x="1.293cm" svg:y="1.188cm">
          <draw:text-box>
            <text:p><text:span text:style-name="T2">Foo 1..n</text:span></text:p>
          </draw:text-box>
        </draw:frame>
        <draw:frame draw:style-name="gr12" draw:text-style-name="P4" draw:layer="layout" svg:width="1.241cm" svg:height="0.725cm" svg:x="11.093cm" svg:y="1.189cm">
          <draw:text-box>
            <text:p><text:span text:style-name="T2">Bar</text:span></text:p>
          </draw:text-box>
        </draw:frame>
        <draw:connector draw:style-name="gr13" draw:text-style-name="P3" draw:layer="layout" draw:type="line" svg:x1="3.664cm" svg:y1="8.091cm" svg:x2="7.051cm" svg:y2="4.811cm" draw:start-shape="id1" draw:start-glue-point="1" draw:end-shape="id3" draw:end-glue-point="2" svg:d="M3664 8091l3387-3280" svg:viewBox="0 0 3388 3281">
          <text:p/>
        </draw:connector>
      </draw:page>
      <draw:page draw:name="page2" draw:style-name="dp1" draw:master-page-name="Default">
        <draw:custom-shape draw:style-name="gr1" draw:text-style-name="P1" xml:id="id8" draw:id="id8" draw:layer="layout" svg:width="2.057cm" svg:height="2.057cm" svg:x="1.309cm" svg:y="2.952cm">
          <text:p text:style-name="P1"><text:span text:style-name="T1">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2" draw:text-style-name="P2" xml:id="id7" draw:id="id7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7" draw:style-name="gr2" draw:text-style-name="P2" xml:id="id9" draw:id="id9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8" draw:style-name="gr2" draw:text-style-name="P2" xml:id="id11" draw:id="id11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9" draw:style-name="gr2" draw:text-style-name="P2" xml:id="id12" draw:id="id12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7" draw:start-glue-point="0" draw:end-shape="id8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8" draw:start-glue-point="10" draw:end-shape="id9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9" draw:start-glue-point="1" draw:end-shape="id10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0" draw:start-glue-point="10" draw:end-shape="id11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0" draw:start-glue-point="8" draw:end-shape="id12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9" draw:start-glue-point="2" draw:end-shape="id12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1" draw:start-glue-point="2" draw:end-shape="id12" draw:end-glue-point="1" svg:d="M16451 4811l-3366 3274" svg:viewBox="0 0 3367 3275">
          <text:p/>
        </draw:connector>
        <draw:frame draw:style-name="gr12" draw:text-style-name="P4" draw:layer="layout" svg:width="1.302cm" svg:height="0.725cm" svg:x="1.693cm" svg:y="1.188cm">
          <draw:text-box>
            <text:p><text:span text:style-name="T2">Foo</text:span></text:p>
          </draw:text-box>
        </draw:frame>
        <draw:frame draw:style-name="gr14" draw:text-style-name="P4" draw:layer="layout" svg:width="2.099cm" svg:height="0.725cm" svg:x="10.693cm" svg:y="1.189cm">
          <draw:text-box>
            <text:p><text:span text:style-name="T2">Bar 1..n</text:span></text:p>
          </draw:text-box>
        </draw:frame>
        <draw:connector draw:style-name="gr13" draw:text-style-name="P3" draw:layer="layout" draw:type="line" svg:x1="3.664cm" svg:y1="8.091cm" svg:x2="7.051cm" svg:y2="4.811cm" draw:start-shape="id7" draw:start-glue-point="1" draw:end-shape="id9" draw:end-glue-point="2" svg:d="M3664 8091l3387-3280" svg:viewBox="0 0 3388 3281">
          <text:p/>
        </draw:connector>
        <draw:line draw:style-name="gr10" draw:text-style-name="P3" draw:layer="layout" svg:x1="9.563cm" svg:y1="0.999cm" svg:x2="9.563cm" svg:y2="9.589cm">
          <text:p/>
        </draw:line>
      </draw:page>
      <draw:page draw:name="page3" draw:style-name="dp1" draw:master-page-name="Default">
        <draw:custom-shape draw:style-name="gr1" draw:text-style-name="P1" xml:id="id14" draw:id="id14" draw:layer="layout" svg:width="2.057cm" svg:height="2.057cm" svg:x="1.309cm" svg:y="2.952cm">
          <text:p text:style-name="P1"><text:span text:style-name="T1">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0" draw:style-name="gr2" draw:text-style-name="P2" xml:id="id13" draw:id="id13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11" draw:style-name="gr2" draw:text-style-name="P2" xml:id="id15" draw:id="id15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2" draw:style-name="gr2" draw:text-style-name="P2" xml:id="id17" draw:id="id17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13" draw:style-name="gr2" draw:text-style-name="P2" xml:id="id18" draw:id="id18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3" draw:start-glue-point="0" draw:end-shape="id14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14" draw:start-glue-point="10" draw:end-shape="id15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15" draw:start-glue-point="1" draw:end-shape="id16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6" draw:start-glue-point="10" draw:end-shape="id17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6" draw:start-glue-point="8" draw:end-shape="id18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15" draw:start-glue-point="2" draw:end-shape="id18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7" draw:start-glue-point="2" draw:end-shape="id18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5" draw:text-style-name="P4" draw:layer="layout" svg:width="2.101cm" svg:height="0.725cm" svg:x="1.293cm" svg:y="1.188cm">
          <draw:text-box>
            <text:p><text:span text:style-name="T2">Foo </text:span><text:span text:style-name="T2">1..n</text:span></text:p>
          </draw:text-box>
        </draw:frame>
        <draw:frame draw:style-name="gr14" draw:text-style-name="P4" draw:layer="layout" svg:width="2.099cm" svg:height="0.725cm" svg:x="10.693cm" svg:y="1.189cm">
          <draw:text-box>
            <text:p><text:span text:style-name="T2">Bar 1..n</text:span></text:p>
          </draw:text-box>
        </draw:frame>
        <draw:connector draw:style-name="gr13" draw:text-style-name="P3" draw:layer="layout" draw:type="line" svg:x1="3.664cm" svg:y1="8.091cm" svg:x2="7.051cm" svg:y2="4.811cm" draw:start-shape="id13" draw:start-glue-point="1" draw:end-shape="id15" draw:end-glue-point="2" svg:d="M3664 8091l3387-3280" svg:viewBox="0 0 3388 3281">
          <text:p/>
        </draw:connector>
        <draw:frame draw:style-name="gr12" draw:text-style-name="P4" draw:layer="layout" svg:width="2.55cm" svg:height="0.725cm" svg:x="5.793cm" svg:y="1.189cm">
          <draw:text-box>
            <text:p><text:span text:style-name="T2">Thir</text:span><text:span text:style-name="T2">d </text:span><text:span text:style-name="T2">part</text:span><text:span text:style-name="T2">y</text:span></text:p>
          </draw:text-box>
        </draw:frame>
        <draw:line draw:style-name="gr10" draw:text-style-name="P3" draw:layer="layout" svg:x1="9.563cm" svg:y1="0.999cm" svg:x2="9.563cm" svg:y2="9.5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9-03T18:04:50.311972133</dc:date>
    <dc:creator>Igor Zboran</dc:creator>
    <meta:editing-duration>P5DT19H44M30S</meta:editing-duration>
    <meta:editing-cycles>509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3"/>
  </office:meta>
</office:document-meta>
</file>